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40afaf" officeooo:paragraph-rsid="0040afaf"/>
    </style:style>
    <style:style style:name="P2" style:family="paragraph" style:parent-style-name="Text_20_body">
      <style:text-properties officeooo:rsid="007e43a6" officeooo:paragraph-rsid="007e43a6"/>
    </style:style>
    <style:style style:name="P3" style:family="paragraph" style:parent-style-name="Text_20_body">
      <style:paragraph-properties fo:line-height="115%"/>
      <style:text-properties officeooo:rsid="00800939" officeooo:paragraph-rsid="00800939"/>
    </style:style>
    <style:style style:name="P4" style:family="paragraph" style:parent-style-name="Text_20_body">
      <style:paragraph-properties fo:line-height="115%" fo:break-before="page"/>
      <style:text-properties officeooo:rsid="00800939" officeooo:paragraph-rsid="00800939"/>
    </style:style>
    <style:style style:name="P5" style:family="paragraph" style:parent-style-name="Title">
      <style:text-properties style:font-name="Liberation Sans" fo:font-size="28pt" fo:font-weight="bold" officeooo:rsid="007e43a6" officeooo:paragraph-rsid="007e43a6" style:font-name-asian="PingFang SC" style:font-size-asian="28pt" style:font-weight-asian="bold" style:font-name-complex="Arial Unicode MS" style:font-size-complex="28pt" style:font-weight-complex="bold"/>
    </style:style>
    <style:style style:name="P6" style:family="paragraph" style:parent-style-name="Heading_20_1">
      <style:text-properties officeooo:rsid="0046b2de" officeooo:paragraph-rsid="0046b2de"/>
    </style:style>
    <style:style style:name="P7" style:family="paragraph" style:parent-style-name="Heading_20_1">
      <style:paragraph-properties fo:break-before="page"/>
      <style:text-properties officeooo:rsid="00342e0b" officeooo:paragraph-rsid="00342e0b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rsid="008005ad" officeooo:paragraph-rsid="008005ad"/>
    </style:style>
    <style:style style:name="P10" style:family="paragraph" style:parent-style-name="Text_20_body" style:list-style-name="L1">
      <style:text-properties officeooo:rsid="00800939" officeooo:paragraph-rsid="00800939"/>
    </style:style>
    <style:style style:name="P11" style:family="paragraph" style:parent-style-name="Text_20_body" style:list-style-name="L2">
      <style:text-properties officeooo:rsid="008541a1" officeooo:paragraph-rsid="008541a1"/>
    </style:style>
    <style:style style:name="P12" style:family="paragraph" style:parent-style-name="Text_20_body">
      <style:text-properties fo:font-weight="normal" officeooo:rsid="00402467" officeooo:paragraph-rsid="00402467" style:font-weight-asian="normal" style:font-weight-complex="normal"/>
    </style:style>
    <style:style style:name="P13" style:family="paragraph" style:parent-style-name="Text_20_body" style:list-style-name="L2">
      <style:text-properties officeooo:rsid="0087ed16" officeooo:paragraph-rsid="0087ed16"/>
    </style:style>
    <style:style style:name="P14" style:family="paragraph" style:parent-style-name="Text_20_body" style:list-style-name="L2">
      <style:text-properties officeooo:rsid="00892693" officeooo:paragraph-rsid="00892693"/>
    </style:style>
    <style:style style:name="T1" style:family="text">
      <style:text-properties fo:font-size="10pt"/>
    </style:style>
    <style:style style:name="T2" style:family="text">
      <style:text-properties fo:font-size="10pt" officeooo:rsid="004acae6"/>
    </style:style>
    <style:style style:name="T3" style:family="text">
      <style:text-properties officeooo:rsid="00396f51"/>
    </style:style>
    <style:style style:name="T4" style:family="text">
      <style:text-properties style:font-name="Liberation Sans" fo:font-size="18pt" officeooo:rsid="007e43a6" style:font-name-asian="PingFang SC" style:font-size-asian="18pt" style:font-name-complex="Arial Unicode MS" style:font-size-complex="18pt"/>
    </style:style>
    <style:style style:name="T5" style:family="text">
      <style:text-properties officeooo:rsid="007e43a6"/>
    </style:style>
    <style:style style:name="T6" style:family="text">
      <style:text-properties style:text-position="super 58%" officeooo:rsid="007e43a6"/>
    </style:style>
    <style:style style:name="T7" style:family="text">
      <style:text-properties officeooo:rsid="0087ed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e Library</text:p>
      <text:p text:style-name="Title">Software Requirements Specification</text:p>
      <text:p text:style-name="Subtitle">Arranged by <text:span text:style-name="T4">Damien Rodriguez</text:span></text:p>
      <text:p text:style-name="Subtitle"><text:line-break/></text:p>
      <text:p text:style-name="Subtitle">Version 1.0<text:line-break/><text:span text:style-name="T5">4</text:span> <text:span text:style-name="T5">February</text:span> 202<text:span text:style-name="T5">1</text:span></text:p>
      <text:p text:style-name="Text_20_body"/>
      <text:h text:style-name="P7" text:outline-level="1">Introduction</text:h>
      <text:p text:style-name="P2"><text:span text:style-name="T2">T</text:span><text:span text:style-name="T1">he Library is an application that allows for easy lookup of cards from Magic: The Gathering, and allows for the user to be able to save cards to a persistent inventory. The user will also be able to create mock decks, that will be taken from the main inventory.</text:span></text:p>
      <text:h text:style-name="Heading_20_1" text:outline-level="1">Version Scope</text:h>
      <text:p text:style-name="P1">Version 1.0 will be completed by <text:span text:style-name="T5">September 9</text:span><text:span text:style-name="T6">th</text:span><text:span text:style-name="T5">, 2021</text:span>.</text:p>
      <text:h text:style-name="Heading_20_2" text:outline-level="2"><text:span text:style-name="T3">v</text:span>0.1</text:h>
      <text:h text:style-name="Heading_20_2" text:outline-level="2">Final Product</text:h>
      <text:list xml:id="list3507184572" text:style-name="L1">
        <text:list-item>
          <text:p text:style-name="P8">The Search Engine that uses a SQLite database to pull cards from the vast collection that has been released.</text:p>
        </text:list-item>
        <text:list-item>
          <text:p text:style-name="P8">The Search Engine will be updated when the website <text:a xlink:type="simple" xlink:href="http://www.mtgjson.com/" text:style-name="Internet_20_link" text:visited-style-name="Visited_20_Internet_20_Link">www.mtgjson.com</text:a> has an updated version from release to release.</text:p>
        </text:list-item>
        <text:list-item>
          <text:p text:style-name="P8">The Search Engine will be able to filter cards based on common filters, such as card type, mana colors, converted mana cost, etc.</text:p>
        </text:list-item>
        <text:list-item>
          <text:p text:style-name="P8">The Search Engine will allow for adding more than one card to the Inventory</text:p>
        </text:list-item>
        <text:list-item>
          <text:p text:style-name="P8">The Inventory will display all cards of an individual’s collection</text:p>
        </text:list-item>
        <text:list-item>
          <text:p text:style-name="P8">The Inventory will allow the user to print of their collection</text:p>
        </text:list-item>
        <text:list-item>
          <text:p text:style-name="P8">The Inventory will allow the user to create Deck’s that use cards pulled from their personal collection</text:p>
        </text:list-item>
        <text:list-item>
          <text:p text:style-name="P8">The Inventory will allow the user to export a Deck that is formatted for TappedOut.net</text:p>
        </text:list-item>
        <text:list-item>
          <text:p text:style-name="P9">The Inventory will keep track of the Deck’s that the user has created.</text:p>
        </text:list-item>
        <text:list-item>
          <text:p text:style-name="P10">The whole package will be navigated through a GUI</text:p>
        </text:list-item>
      </text:list>
      <text:p text:style-name="P3"/>
      <text:p text:style-name="P3"/>
      <text:p text:style-name="P4"/>
      <text:h text:style-name="Heading_20_1" text:outline-level="1">Requirements</text:h>
      <text:list xml:id="list2199610514" text:style-name="L2">
        <text:list-item>
          <text:p text:style-name="P11">Model-View-Controller for Search Engine</text:p>
          <text:list>
            <text:list-item>
              <text:p text:style-name="P11">Establish Connection with SQLite Server</text:p>
              <text:list>
                <text:list-item>
                  <text:p text:style-name="P11">SQLite server will establish <text:span text:style-name="T7">connection </text:span>on startup</text:p>
                </text:list-item>
                <text:list-item>
                  <text:p text:style-name="P11">SQLite server will disconnect on shutdown</text:p>
                </text:list-item>
              </text:list>
            </text:list-item>
            <text:list-item>
              <text:p text:style-name="P11">Back-End system to construct queries</text:p>
              <text:list>
                <text:list-item>
                  <text:p text:style-name="P11">Construct template quer<text:span text:style-name="T7">ies</text:span> that will be sent to the SQLite server for a result</text:p>
                </text:list-item>
                <text:list-item>
                  <text:p text:style-name="P11">Template query will be constructed based on a number of filtering options such as:</text:p>
                  <text:list>
                    <text:list-item>
                      <text:p text:style-name="P11">Check boxes</text:p>
                    </text:list-item>
                    <text:list-item>
                      <text:p text:style-name="P11">Fill in the blanks</text:p>
                    </text:list-item>
                    <text:list-item>
                      <text:p text:style-name="P11">Searching by Value (Name, Set, Block, Artist, etc.)</text:p>
                    </text:list-item>
                    <text:list-item>
                      <text:p text:style-name="P13">Searching between values such as mana costs, or total converted mana cost</text:p>
                    </text:list-item>
                  </text:list>
                </text:list-item>
                <text:list-item>
                  <text:p text:style-name="P11">Raw input from the user will be scrubbed before the SQLite query is constructed</text:p>
                </text:list-item>
                <text:list-item>
                  <text:p text:style-name="P11">Multiple template queries will be created if it will provide better efficiency</text:p>
                </text:list-item>
              </text:list>
            </text:list-item>
            <text:list-item>
              <text:p text:style-name="P11">Back-End System to process SQLite queries</text:p>
              <text:list>
                <text:list-item>
                  <text:p text:style-name="P11">Takes SQLite query as input</text:p>
                </text:list-item>
                <text:list-item>
                  <text:p text:style-name="P11">Takes resultant and passes that data structure to the View component.</text:p>
                </text:list-item>
                <text:list-item>
                  <text:p text:style-name="P11">Tell’s the View component that it needs to take the data and update the view.</text:p>
                </text:list-item>
              </text:list>
            </text:list-item>
            <text:list-item>
              <text:p text:style-name="P11">Back-End System to update SQLite server over internet</text:p>
              <text:list>
                <text:list-item>
                  <text:p text:style-name="P11">Create a connection to the internet on some arbitrary port</text:p>
                  <text:list>
                    <text:list-item>
                      <text:p text:style-name="P13">Will need to determine the securest route for this so that no one can conduct MitM attacks.</text:p>
                    </text:list-item>
                  </text:list>
                </text:list-item>
                <text:list-item>
                  <text:p text:style-name="P11">Establish link to <text:a xlink:type="simple" xlink:href="http://www.mtgjson.com/" text:style-name="Internet_20_link" text:visited-style-name="Visited_20_Internet_20_Link">www.mtgjson.com</text:a> and determine the last time the database was updated</text:p>
                  <text:list>
                    <text:list-item>
                      <text:p text:style-name="P13">If the database was updated, then download the updated database</text:p>
                    </text:list-item>
                  </text:list>
                </text:list-item>
              </text:list>
            </text:list-item>
            <text:list-item>
              <text:p text:style-name="P13">Front-End System to take results from the SQLite query to display to user</text:p>
            </text:list-item>
            <text:list-item>
              <text:p text:style-name="P14">Back-End System to take selected cards from User to place into their personal collection</text:p>
            </text:list-item>
          </text:list>
        </text:list-item>
        <text:list-item>
          <text:p text:style-name="P14">Personal Inventory System</text:p>
          <text:list>
            <text:list-item>
              <text:p text:style-name="P14">Create Back-End system that creates JSON file that will be local storage for Personal Collection and Decks</text:p>
            </text:list-item>
            <text:list-item>
              <text:p text:style-name="P14">Create Back-End system that manages what cards are in what place (e.g. Personal Collection, Created Decks, Etc.)</text:p>
            </text:list-item>
            <text:list-item>
              <text:p text:style-name="P14">Create Front-End system that allows the user to move cards from Personal Collection, to a created Deck, and vice versa</text:p>
            </text:list-item>
            <text:list-item>
              <text:p text:style-name="P14">User can print off a human readable list of personal collection</text:p>
            </text:list-item>
            <text:list-item>
              <text:p text:style-name="P14"><text:soft-page-break/>User can create a TappedOut.net text document for importing onto website</text:p>
            </text:list-item>
          </text:list>
        </text:list-item>
      </text:list>
      <text:h text:style-name="P6" text:outline-level="1">Nonfunctional Requirements</text:h>
      <text:h text:style-name="Heading_20_1" text:outline-level="1">Glossary</text:h>
      <text:h text:style-name="Heading_20_1" text:outline-level="1">Input</text:h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style:page-number="auto"/>
      <style:text-properties fo:font-size="1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5in" fo:margin-right="0in" fo:margin-top="0.1665in" fo:margin-bottom="0.0835in" style:contextual-spacing="false" fo:text-indent="0in" style:auto-text-indent="false" style:page-number="auto"/>
      <style:text-properties fo:font-size="150%" fo:font-style="italic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1in" fo:margin-bottom="0.0799in" style:contextual-spacing="false" fo:text-align="end" style:justify-single-word="false" style:page-number="auto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1%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6in" fo:margin-right="0in" fo:margin-top="0.0835in" fo:margin-bottom="0.0835in" style:contextual-spacing="false" fo:text-indent="0in" style:auto-text-indent="false"/>
      <style:text-properties fo:font-size="90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.2in" fo:margin-bottom="0.0799in" style:contextual-spacing="false" fo:text-indent="-0.25in" style:auto-text-indent="false"/>
      <style:text-properties fo:font-size="13pt" fo:font-style="normal" fo:font-weight="bold"/>
    </style:style>
    <style:style style:name="Numbering_20_2" style:display-name="Numbering 2" style:family="paragraph" style:parent-style-name="List" style:class="list" style:master-page-name="">
      <style:paragraph-properties fo:margin-left="0.5in" fo:margin-right="0in" fo:margin-top="0in" fo:margin-bottom="0.0799in" style:contextual-spacing="false" fo:text-indent="-0.25in" style:auto-text-indent="false" style:page-number="auto"/>
      <style:text-properties fo:font-size="12pt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8T12:10:09.002159887</meta:creation-date>
    <dc:date>2021-02-17T18:05:20.469000000</dc:date>
    <meta:editing-duration>PT6H56M47S</meta:editing-duration>
    <meta:editing-cycles>63</meta:editing-cycles>
    <meta:generator>LibreOffice/7.1.0.3$Windows_X86_64 LibreOffice_project/f6099ecf3d29644b5008cc8f48f42f4a40986e4c</meta:generator>
    <meta:document-statistic meta:table-count="0" meta:image-count="0" meta:object-count="0" meta:page-count="4" meta:paragraph-count="55" meta:word-count="580" meta:character-count="3471" meta:non-whitespace-character-count="2924"/>
  </office:meta>
</office:document-meta>
</file>